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22cm" fo:min-width="2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4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24cm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8.25cm" fo:min-width="19.5cm"/>
    </style:style>
    <style:style style:name="gr10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8cm" svg:height="1.972cm" svg:x="19cm" svg:y="8.0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4cm" svg:height="0.4cm" svg:x="15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cm" svg:height="0.4cm" svg:x="5.8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3.999cm" svg:y1="9.001cm" svg:x2="5.801cm" svg:y2="9.001cm" draw:end-shape="id1" draw:end-glue-point="6" svg:d="M3999 9001h1802" svg:viewBox="0 0 1803 1">
          <text:p/>
        </draw:connector>
        <draw:connector draw:style-name="gr4" draw:text-style-name="P2" draw:layer="layout" svg:x1="6cm" svg:y1="6.501cm" svg:x2="6.001cm" svg:y2="8.801cm" draw:end-shape="id1" draw:end-glue-point="4" svg:d="M6000 6501v900h1v1400" svg:viewBox="0 0 2 2301">
          <text:p/>
        </draw:connector>
        <draw:connector draw:style-name="gr4" draw:text-style-name="P2" draw:layer="layout" svg:x1="14cm" svg:y1="9cm" svg:x2="15.8cm" svg:y2="9cm" draw:start-shape="id2" draw:start-glue-point="1" draw:end-shape="id3" draw:end-glue-point="6" svg:d="M14000 9000h1800" svg:viewBox="0 0 1801 1">
          <text:p/>
        </draw:connector>
        <draw:custom-shape draw:style-name="gr5" draw:text-style-name="P1" xml:id="id4" draw:id="id4" draw:layer="layout" svg:width="1.5cm" svg:height="1.5cm" svg:x="8cm" svg:y="8.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191cm" svg:height="0.542cm" svg:x="5.4cm" svg:y="5.9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2" draw:layer="layout" svg:width="1.06cm" svg:height="0.509cm" svg:x="2.882cm" svg:y="8.7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1.068cm" svg:height="0.509cm" svg:x="6.801cm" svg:y="8.3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1.115cm" svg:height="0.509cm" svg:x="26.182cm" svg:y="8.74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draw:layer="layout" svg:width="0.716cm" svg:height="0.53cm" svg:x="8.342cm" svg:y="8.73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1.066cm" svg:height="1.596cm" svg:x="12.467cm" svg:y="8.20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draw:layer="layout" svg:width="1.628cm" svg:height="1.063cm" svg:x="19.583cm" svg:y="8.42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3" draw:layer="layout" svg:width="2.3cm" svg:height="1.097cm" svg:x="11.85cm" svg:y="6.952cm">
          <draw:text-box>
            <text:p text:style-name="P2"><text:span text:style-name="T1">I</text:span><text:span text:style-name="T1">n</text:span><text:span text:style-name="T1">t</text:span><text:span text:style-name="T1">é</text:span><text:span text:style-name="T1">g</text:span><text:span text:style-name="T1">r</text:span><text:span text:style-name="T1">a</text:span><text:span text:style-name="T1">l</text:span></text:p>
          </draw:text-box>
        </draw:frame>
        <draw:frame draw:style-name="gr7" draw:text-style-name="P3" draw:layer="layout" svg:width="2.3cm" svg:height="1.097cm" svg:x="19.25cm" svg:y="6.953cm">
          <draw:text-box>
            <text:p text:style-name="P2"><text:span text:style-name="T1">D</text:span><text:span text:style-name="T1">é</text:span><text:span text:style-name="T1">r</text:span><text:span text:style-name="T1">i</text:span><text:span text:style-name="T1">v</text:span><text:span text:style-name="T1">é</text:span></text:p>
          </draw:text-box>
        </draw:frame>
        <draw:frame draw:style-name="gr7" draw:text-style-name="P3" draw:layer="layout" svg:width="2.3cm" svg:height="1.097cm" svg:x="7.55cm" svg:y="7.253cm">
          <draw:text-box>
            <text:p text:style-name="P2"><text:span text:style-name="T1">Gain</text:span></text:p>
          </draw:text-box>
        </draw:frame>
        <draw:frame draw:style-name="gr8" draw:text-style-name="P3" draw:layer="layout" svg:width="0.75cm" svg:height="0.674cm" svg:x="5.95cm" svg:y="8.24cm">
          <draw:text-box>
            <text:p text:style-name="P2"><text:span text:style-name="T1">+</text:span></text:p>
          </draw:text-box>
        </draw:frame>
        <draw:frame draw:style-name="gr7" draw:text-style-name="P3" draw:layer="layout" svg:width="5.05cm" svg:height="1.097cm" svg:x="12.25cm" svg:y="12.953cm">
          <draw:text-box>
            <text:p text:style-name="P2"><text:span text:style-name="T1">R</text:span><text:span text:style-name="T1">é</text:span><text:span text:style-name="T1">g</text:span><text:span text:style-name="T1">u</text:span><text:span text:style-name="T1">l</text:span><text:span text:style-name="T1">a</text:span><text:span text:style-name="T1">t</text:span><text:span text:style-name="T1">e</text:span><text:span text:style-name="T1">u</text:span><text:span text:style-name="T1">r </text:span><text:span text:style-name="T1">P</text:span><text:span text:style-name="T1">I</text:span><text:span text:style-name="T1">D</text:span><text:span text:style-name="T1"> </text:span><text:span text:style-name="T1">s</text:span><text:span text:style-name="T1">é</text:span><text:span text:style-name="T1">r</text:span><text:span text:style-name="T1">i</text:span><text:span text:style-name="T1">e</text:span></text:p>
          </draw:text-box>
        </draw:frame>
        <draw:frame draw:style-name="gr8" draw:text-style-name="P3" draw:layer="layout" svg:width="0.75cm" svg:height="0.674cm" svg:x="15.1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15.95cm" svg:y="9.04cm">
          <draw:text-box>
            <text:p text:style-name="P2"><text:span text:style-name="T1">+</text:span></text:p>
          </draw:text-box>
        </draw:frame>
        <draw:custom-shape draw:style-name="gr9" draw:text-style-name="P1" draw:layer="layout" svg:width="20cm" svg:height="8.5cm" svg:x="5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5cm" svg:height="0.674cm" svg:x="5.25cm" svg:y="9.04cm">
          <draw:text-box>
            <text:p text:style-name="P2"><text:span text:style-name="T1">-</text:span></text:p>
          </draw:text-box>
        </draw:frame>
        <draw:connector draw:style-name="gr4" draw:text-style-name="P2" draw:layer="layout" svg:x1="6.201cm" svg:y1="9.001cm" svg:x2="8cm" svg:y2="9cm" draw:start-shape="id1" draw:start-glue-point="10" draw:end-shape="id4" draw:end-glue-point="3" svg:d="M6201 9001h900v-1h899" svg:viewBox="0 0 1800 2">
          <text:p/>
        </draw:connector>
        <draw:connector draw:style-name="gr4" draw:text-style-name="P2" draw:layer="layout" svg:x1="9.5cm" svg:y1="9cm" svg:x2="12cm" svg:y2="9cm" draw:start-shape="id4" draw:start-glue-point="1" draw:end-shape="id2" draw:end-glue-point="3" svg:d="M9500 9000h2500" svg:viewBox="0 0 2501 1">
          <text:p/>
        </draw:connector>
        <draw:custom-shape draw:style-name="gr3" draw:text-style-name="P1" xml:id="id6" draw:id="id6" draw:layer="layout" svg:width="0.4cm" svg:height="0.4cm" svg:x="23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75cm" svg:height="0.674cm" svg:x="23.15cm" svg:y="8.24cm">
          <draw:text-box>
            <text:p text:style-name="P2"><text:span text:style-name="T1">+</text:span></text:p>
          </draw:text-box>
        </draw:frame>
        <draw:frame draw:style-name="gr8" draw:text-style-name="P3" draw:layer="layout" svg:width="0.75cm" svg:height="0.674cm" svg:x="23.95cm" svg:y="9.04cm">
          <draw:text-box>
            <text:p text:style-name="P2"><text:span text:style-name="T1">+</text:span></text:p>
          </draw:text-box>
        </draw:frame>
        <draw:connector draw:style-name="gr4" draw:text-style-name="P2" draw:layer="layout" svg:x1="16.2cm" svg:y1="9cm" svg:x2="19cm" svg:y2="9cm" draw:start-shape="id3" draw:start-glue-point="10" draw:end-shape="id5" draw:end-glue-point="3" svg:d="M16200 9000h2800" svg:viewBox="0 0 2801 1">
          <text:p/>
        </draw:connector>
        <draw:connector draw:style-name="gr4" draw:text-style-name="P2" draw:layer="layout" svg:x1="21.8cm" svg:y1="9cm" svg:x2="23.8cm" svg:y2="9cm" draw:start-shape="id5" draw:start-glue-point="1" draw:end-shape="id6" draw:end-glue-point="6" svg:d="M21800 9000h2000" svg:viewBox="0 0 2001 1">
          <text:p/>
        </draw:connector>
        <draw:connector draw:style-name="gr4" draw:text-style-name="P2" draw:layer="layout" svg:x1="24.2cm" svg:y1="9cm" svg:x2="26.133cm" svg:y2="9cm" draw:start-shape="id6" draw:start-glue-point="10" svg:d="M24200 9000h1933" svg:viewBox="0 0 1934 1">
          <text:p/>
        </draw:connector>
        <draw:connector draw:style-name="gr4" draw:text-style-name="P2" draw:layer="layout" draw:line-skew="-2.05cm 1.798cm" svg:x1="9.5cm" svg:y1="9cm" svg:x2="16cm" svg:y2="9.2cm" draw:start-shape="id4" draw:start-glue-point="1" draw:end-shape="id3" draw:end-glue-point="8" svg:d="M9500 9000h1100v2500h5400v-2300" svg:viewBox="0 0 6501 2501">
          <text:p/>
        </draw:connector>
        <draw:connector draw:style-name="gr10" draw:text-style-name="P2" draw:layer="layout" draw:line-skew="-3.001cm 1.798cm" svg:x1="16.2cm" svg:y1="9cm" svg:x2="24cm" svg:y2="9.2cm" draw:start-shape="id3" draw:start-glue-point="10" draw:end-shape="id6" draw:end-glue-point="8" svg:d="M16200 9000h800v2500h7000v-2300" svg:viewBox="0 0 780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10:51:55.658519590</meta:creation-date>
    <dc:date>2020-09-09T12:09:14.401913172</dc:date>
    <meta:editing-duration>PT36M19S</meta:editing-duration>
    <meta:editing-cycles>14</meta:editing-cycles>
    <meta:generator>LibreOffice/5.2.7.2$Linux_X86_64 LibreOffice_project/20m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sub>
        <mi>Y</mi>
        <mi>c</mi>
      </msub>
      <mrow>
        <mo fence="true" stretchy="false">(</mo>
        <mrow>
          <mi>z</mi>
        </mrow>
        <mo fence="true" stretchy="false">)</mo>
      </mrow>
    </mrow>
    <annotation encoding="StarMath 5.0">Y_c( z )</annotation>
  </semantics>
</math>
</file>

<file path=Object 2/content.xml><?xml version="1.0" encoding="utf-8"?>
<math xmlns="http://www.w3.org/1998/Math/MathML" display="block">
  <semantics>
    <mrow>
      <mi>Y</mi>
      <mrow>
        <mo fence="true" stretchy="false">(</mo>
        <mrow>
          <mi>z</mi>
        </mrow>
        <mo fence="true" stretchy="false">)</mo>
      </mrow>
    </mrow>
    <annotation encoding="StarMath 5.0">Y( z )</annotation>
  </semantics>
</math>
</file>

<file path=Object 3/content.xml><?xml version="1.0" encoding="utf-8"?>
<math xmlns="http://www.w3.org/1998/Math/MathML" display="block">
  <semantics>
    <mrow>
      <mi>E</mi>
      <mrow>
        <mo fence="true" stretchy="false">(</mo>
        <mrow>
          <mi>z</mi>
        </mrow>
        <mo fence="true" stretchy="false">)</mo>
      </mrow>
    </mrow>
    <annotation encoding="StarMath 5.0">E( z )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z</mi>
        </mrow>
        <mo fence="true" stretchy="false">)</mo>
      </mrow>
    </mrow>
    <annotation encoding="StarMath 5.0">U( z )</annotation>
  </semantics>
</math>
</file>

<file path=Object 7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8/content.xml><?xml version="1.0" encoding="utf-8"?>
<math xmlns="http://www.w3.org/1998/Math/MathML" display="block">
  <semantics>
    <mfrac>
      <mrow>
        <mfrac>
          <mi>h</mi>
          <msub>
            <mi>T</mi>
            <mi>i</mi>
          </msub>
        </mfrac>
        <mi>z</mi>
      </mrow>
      <mrow>
        <mi>z</mi>
        <mo stretchy="false">−</mo>
        <mn>1</mn>
      </mrow>
    </mfrac>
    <annotation encoding="StarMath 5.0">{ {h} over {T_i} z} over {z-1} </annotation>
  </semantics>
</math>
</file>

<file path=Object 9/content.xml><?xml version="1.0" encoding="utf-8"?>
<math xmlns="http://www.w3.org/1998/Math/MathML" display="block">
  <semantics>
    <mrow>
      <mfrac>
        <msub>
          <mi>T</mi>
          <mi>d</mi>
        </msub>
        <mi>h</mi>
      </mfrac>
      <mfrac>
        <mrow>
          <mi>z</mi>
          <mo stretchy="false">−</mo>
          <mn>1</mn>
        </mrow>
        <mi>z</mi>
      </mfrac>
    </mrow>
    <annotation encoding="StarMath 5.0">T_d over h { z-1 } over z </annotation>
  </semantics>
</math>
</file>